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2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t 12 13:07:20 david-System-Product-Name mono[8375]:</text:p>
      <text:p text:style-name="P1"><text:s/>[Warn] StaticResourceMapper: File /home/david/Radarr/UI/Content/Images/favicon/manifest not found</text:p>
      <text:p text:style-name="P1"/>
      <text:p text:style-name="P1"/>
      <text:p text:style-name="P1">Group: /system.slice/sonarr.service</text:p>
      <text:p text:style-name="P1"><text:s text:c="13"/>└─7270 /usr/bin/mono --debug /usr/lib/sonarr/bin/Sonarr.exe -nobrowser -data=/var/lib/sonarr</text:p>
      <text:p text:style-name="P1"/>
      <text:p text:style-name="P1"/>
      <text:p text:style-name="P1">CGroup: /system.slice/radarr.service</text:p>
      <text:p text:style-name="P1"><text:s text:c="13"/>└─8375 /usr/bin/mono --debug /home/david/Radarr/Radarr.exe -nobrowser</text:p>
      <text:p text:style-name="P1"/>
      <text:p text:style-name="P1"/>
      <text:p text:style-name="P1"/>
      <text:p text:style-name="P1"/>
      <text:p text:style-name="P1"><text:tab/><text:tab/><text:tab/></text:p>
      <text:p text:style-name="P1">[Unit]</text:p>
      <text:p text:style-name="P1">Description=Sonarr Daemon</text:p>
      <text:p text:style-name="P1">After=network.target</text:p>
      <text:p text:style-name="P1"/>
      <text:p text:style-name="P1">[Service]</text:p>
      <text:p text:style-name="P1">User=david</text:p>
      <text:p text:style-name="P1">Group=david</text:p>
      <text:p text:style-name="P1">UMask=002</text:p>
      <text:p text:style-name="P1"/>
      <text:p text:style-name="P1">Type=simple</text:p>
      <text:p text:style-name="P1">ExecStart=/usr/bin/mono --debug /usr/lib/sonarr/bin/Sonarr.exe -nobrowser -data=/var/lib/sonarr</text:p>
      <text:p text:style-name="P1">TimeoutStopSec=20</text:p>
      <text:p text:style-name="P1">KillMode=process</text:p>
      <text:p text:style-name="P1">Restart=on-failure</text:p>
      <text:p text:style-name="P1"/>
      <text:p text:style-name="P1">[Install]</text:p>
      <text:p text:style-name="P1">WantedBy=multi-user.targ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1:05:46.485473091</meta:creation-date>
    <meta:editing-duration>PT3M4S</meta:editing-duration>
    <meta:editing-cycles>2</meta:editing-cycles>
    <meta:generator>LibreOffice/6.4.6.2$Linux_X86_64 LibreOffice_project/40$Build-2</meta:generator>
    <dc:date>2020-10-13T11:08:35.994567578</dc:date>
    <meta:document-statistic meta:table-count="0" meta:image-count="0" meta:object-count="0" meta:page-count="1" meta:paragraph-count="21" meta:word-count="48" meta:character-count="694" meta:non-whitespace-character-count="639"/>
  </office:meta>
</office:document-meta>
</file>